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Bibliography_20_Heading">
      <style:text-properties fo:language="en" fo:country="US"/>
    </style:style>
    <style:style style:name="P2" style:family="paragraph" style:parent-style-name="Heading_20_1">
      <style:text-properties fo:language="en" fo:country="US"/>
    </style:style>
    <style:style style:name="P3" style:family="paragraph" style:parent-style-name="Heading_20_2">
      <style:text-properties fo:language="en" fo:country="U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urglar in Museum</text:p>
      <text:h text:style-name="P2" text:outline-level="1">Story in a nutshell</text:h>
      <text:p text:style-name="Standard">Joe is a professional burglar. His last assignment is to steal golden statue of Chi-Cha god. Everything is planned well until he run against group of stupid filchers that have the same aim, to steal golden statue. Joe has to get rid of these guys and finish his work. </text:p>
      <text:h text:style-name="P2" text:outline-level="1">Design</text:h>
      <text:h text:style-name="P3" text:outline-level="2">System requirement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25%" fo:text-align="justify" style:justify-single-word="false" fo:hyphenation-ladder-count="2" style:page-number="auto"/>
      <style:text-properties style:language-asian="zxx" style:country-asian="none" style:language-complex="zxx" style:country-complex="none" fo:hyphenate="true" fo:hyphenation-remain-char-count="8" fo:hyphenation-push-char-count="7"/>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4M22S</meta:editing-duration>
    <meta:editing-cycles>4</meta:editing-cycles>
    <meta:generator>LibreOffice/3.4$Win32 LibreOffice_project/340m1$Build-502</meta:generator>
    <dc:date>2012-05-22T22:30:31.78</dc:date>
    <meta:document-statistic meta:table-count="0" meta:image-count="0" meta:object-count="0" meta:page-count="1" meta:paragraph-count="5" meta:word-count="59" meta:character-count="329" meta:non-whitespace-character-count="274"/>
    <meta:user-defined meta:name="Info 1"/>
    <meta:user-defined meta:name="Info 2"/>
    <meta:user-defined meta:name="Info 3"/>
    <meta:user-defined meta:name="Info 4"/>
  </office:meta>
</office:document-meta>
</file>